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, 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74660a1"/>
    </style:style>
    <style:style style:name="P2" style:family="paragraph" style:parent-style-name="Standard">
      <style:paragraph-properties fo:text-align="start" style:justify-single-word="false"/>
      <style:text-properties officeooo:paragraph-rsid="07483a9d"/>
    </style:style>
    <style:style style:name="P3" style:family="paragraph" style:parent-style-name="Standard">
      <style:paragraph-properties fo:text-align="start" style:justify-single-word="false"/>
      <style:text-properties officeooo:paragraph-rsid="074bef53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7549634"/>
    </style:style>
    <style:style style:name="P5" style:family="paragraph" style:parent-style-name="Standard" style:list-style-name="L2">
      <style:paragraph-properties fo:text-align="start" style:justify-single-word="false"/>
      <style:text-properties officeooo:paragraph-rsid="074c7a83"/>
    </style:style>
    <style:style style:name="P6" style:family="paragraph" style:parent-style-name="Standard" style:list-style-name="L2">
      <style:paragraph-properties fo:text-align="start" style:justify-single-word="false"/>
      <style:text-properties officeooo:paragraph-rsid="074c1e15"/>
    </style:style>
    <style:style style:name="P7" style:family="paragraph" style:parent-style-name="Standard" style:list-style-name="L2">
      <style:paragraph-properties fo:text-align="start" style:justify-single-word="false"/>
      <style:text-properties officeooo:paragraph-rsid="07549634"/>
    </style:style>
    <style:style style:name="T1" style:family="text">
      <style:text-properties fo:color="#000000" style:text-line-through-style="none" style:text-line-through-type="none" style:font-name="DejaVu Sans" fo:font-size="9pt" style:text-underline-style="none" fo:font-weight="normal" officeooo:rsid="074675ca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2" style:family="text">
      <style:text-properties fo:color="#000000" style:text-line-through-style="none" style:text-line-through-type="none" style:font-name="DejaVu Sans" fo:font-size="9pt" style:text-underline-style="none" fo:font-weight="normal" officeooo:rsid="07483a9d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3" style:family="text">
      <style:text-properties fo:color="#000000" style:text-line-through-style="none" style:text-line-through-type="none" style:font-name="DejaVu Sans" fo:font-size="9pt" style:text-underline-style="none" fo:font-weight="normal" officeooo:rsid="074a0ef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4" style:family="text">
      <style:text-properties fo:color="#000000" style:text-line-through-style="none" style:text-line-through-type="none" style:font-name="DejaVu Sans" fo:font-size="9pt" style:text-underline-style="none" fo:font-weight="normal" officeooo:rsid="074bef53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5" style:family="text">
      <style:text-properties fo:color="#000000" style:text-line-through-style="none" style:text-line-through-type="none" style:font-name="DejaVu Sans" fo:font-size="9pt" style:text-underline-style="none" fo:font-weight="normal" officeooo:rsid="07549634" style:text-blinking="false" fo:background-color="#ffffff" loext:char-shading-value="0" style:font-name-asian="Times New Roman1" style:font-size-asian="9pt" style:font-weight-asian="normal" style:font-name-complex="Arial" style:font-size-complex="9pt" style:font-weight-complex="normal" loext:padding="0cm" loext:border="none"/>
    </style:style>
    <style:style style:name="T6" style:family="text">
      <style:text-properties fo:color="#000000" style:text-line-through-style="none" style:text-line-through-type="none" style:font-name="DejaVu Sans" fo:font-size="9pt" style:text-underline-style="none" fo:font-weight="bold" officeooo:rsid="074660a1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7" style:family="text">
      <style:text-properties fo:color="#000000" style:text-line-through-style="none" style:text-line-through-type="none" style:font-name="DejaVu Sans" fo:font-size="9pt" style:text-underline-style="none" fo:font-weight="bold" officeooo:rsid="07483a9d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8" style:family="text">
      <style:text-properties fo:color="#000000" style:text-line-through-style="none" style:text-line-through-type="none" style:font-name="DejaVu Sans" fo:font-size="9pt" style:text-underline-style="none" fo:font-weight="bold" officeooo:rsid="074d725f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9" style:family="text">
      <style:text-properties fo:color="#000000" style:text-line-through-style="none" style:text-line-through-type="none" style:font-name="DejaVu Sans" fo:font-size="9pt" style:text-underline-style="none" fo:font-weight="bold" officeooo:rsid="074675ca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0" style:family="text">
      <style:text-properties fo:color="#000000" style:text-line-through-style="none" style:text-line-through-type="none" style:font-name="DejaVu Sans" fo:font-size="9pt" style:text-underline-style="none" fo:font-weight="bold" officeooo:rsid="074a0ef3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1" style:family="text">
      <style:text-properties fo:color="#000000" style:text-line-through-style="none" style:text-line-through-type="none" style:font-name="DejaVu Sans" fo:font-size="9pt" style:text-underline-style="none" fo:font-weight="bold" officeooo:rsid="07549634" style:text-blinking="false" fo:background-color="#ffffff" loext:char-shading-value="0" style:font-name-asian="Times New Roman1" style:font-size-asian="9pt" style:font-weight-asian="bold" style:font-name-complex="Arial" style:font-size-complex="9pt" style:font-weight-complex="bold" loext:padding="0cm" loext:border="none"/>
    </style:style>
    <style:style style:name="T12" style:family="text">
      <style:text-properties fo:color="#000000" style:text-line-through-style="none" style:text-line-through-type="none" style:font-name="DejaVu Sans" fo:font-size="9pt" style:text-underline-style="none" officeooo:rsid="07549634" style:text-blinking="false" fo:background-color="#ffffff" loext:char-shading-value="0" style:font-name-asian="Times New Roman1" style:font-size-asian="9pt" style:font-name-complex="Arial" style:font-size-complex="9pt" loext:padding="0cm" loext:border="none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Source_20_Text"><text:span text:style-name="T6">System </text:span></text:span><text:span text:style-name="Source_20_Text"><text:span text:style-name="T8">and its uses</text:span></text:span><text:span text:style-name="Source_20_Text"><text:span text:style-name="T6">:</text:span></text:span></text:p>
      <text:list xml:id="list9053926355452309258" text:style-name="L1">
        <text:list-item>
          <text:p text:style-name="P4"><text:span text:style-name="Source_20_Text"><text:span text:style-name="T5">A parking lot or car park is a </text:span></text:span><text:span text:style-name="Source_20_Text"><text:span text:style-name="T11">dedicated cleared area</text:span></text:span><text:span text:style-name="Source_20_Text"><text:span text:style-name="T5"> that is </text:span></text:span><text:span text:style-name="Source_20_Text"><text:span text:style-name="T11">intended for parking vehicles.</text:span></text:span><text:span text:style-name="Source_20_Text"><text:span text:style-name="T5"> In most countries where cars are a </text:span></text:span><text:span text:style-name="Source_20_Text"><text:span text:style-name="T11">major mode of transportation,</text:span></text:span><text:span text:style-name="Source_20_Text"><text:span text:style-name="T5"> parking lots are a </text:span></text:span><text:span text:style-name="Source_20_Text"><text:span text:style-name="T11">feature of every city</text:span></text:span><text:span text:style-name="Source_20_Text"><text:span text:style-name="T5"> and suburban area. Shopping malls, sports stadiums, megachurches, and similar venues often feature parking lots over large areas.</text:span></text:span></text:p>
        </text:list-item>
      </text:list>
      <text:p text:style-name="P2"><text:span text:style-name="Source_20_Text"><text:span text:style-name="T2"/></text:span></text:p>
      <text:p text:style-name="P2"><text:span text:style-name="Source_20_Text"><text:span text:style-name="T7">Requirements:</text:span></text:span></text:p>
      <text:list xml:id="list4980697523129992257" text:style-name="L2">
        <text:list-item>
          <text:p text:style-name="P7"><text:span text:style-name="Source_20_Text"><text:span text:style-name="T5">The parking lot should have </text:span></text:span><text:span text:style-name="Source_20_Text"><text:span text:style-name="T11">multiple floors</text:span></text:span><text:span text:style-name="Source_20_Text"><text:span text:style-name="T5"> where customers can park their cars.</text:span></text:span></text:p>
        </text:list-item>
        <text:list-item>
          <text:p text:style-name="P7"><text:span text:style-name="Source_20_Text"><text:span text:style-name="T5">The parking lot should have </text:span></text:span><text:span text:style-name="Source_20_Text"><text:span text:style-name="T11">multiple entry and exit points.</text:span></text:span></text:p>
        </text:list-item>
        <text:list-item>
          <text:p text:style-name="P7"><text:span text:style-name="Source_20_Text"><text:span text:style-name="T5">Customers can </text:span></text:span><text:span text:style-name="Source_20_Text"><text:span text:style-name="T11">collect</text:span></text:span><text:span text:style-name="Source_20_Text"><text:span text:style-name="T5"> a parking ticket </text:span></text:span><text:span text:style-name="Source_20_Text"><text:span text:style-name="T11">from the entry points</text:span></text:span><text:span text:style-name="Source_20_Text"><text:span text:style-name="T5"> and can </text:span></text:span><text:span text:style-name="Source_20_Text"><text:span text:style-name="T11">pay</text:span></text:span><text:span text:style-name="Source_20_Text"><text:span text:style-name="T5"> the parking fee </text:span></text:span><text:span text:style-name="Source_20_Text"><text:span text:style-name="T11">at the exit points</text:span></text:span><text:span text:style-name="Source_20_Text"><text:span text:style-name="T5"> on their way out.</text:span></text:span></text:p>
        </text:list-item>
        <text:list-item>
          <text:p text:style-name="P7"><text:span text:style-name="Source_20_Text"><text:span text:style-name="T5">Customers can </text:span></text:span><text:span text:style-name="Source_20_Text"><text:span text:style-name="T11">pay the tickets at the automated exit panel or to the parking attendant.</text:span></text:span></text:p>
        </text:list-item>
        <text:list-item>
          <text:p text:style-name="P7"><text:span text:style-name="Source_20_Text"><text:span text:style-name="T5">Customers can pay via both </text:span></text:span><text:span text:style-name="Source_20_Text"><text:span text:style-name="T11">cash and credit cards.</text:span></text:span></text:p>
        </text:list-item>
        <text:list-item>
          <text:p text:style-name="P7"><text:span text:style-name="Source_20_Text"><text:span text:style-name="T5">Customers should also be able to pay the parking fee at the </text:span></text:span><text:span text:style-name="Source_20_Text"><text:span text:style-name="T11">customer’s info portal</text:span></text:span><text:span text:style-name="Source_20_Text"><text:span text:style-name="T5"> on each floor. If the customer has paid at the info portal, they don’t have to pay at the exit.</text:span></text:span></text:p>
        </text:list-item>
        <text:list-item>
          <text:p text:style-name="P7"><text:span text:style-name="Source_20_Text"><text:span text:style-name="T5">The system should not allow more vehicles than the </text:span></text:span><text:span text:style-name="Source_20_Text"><text:span text:style-name="T11">maximum capacity</text:span></text:span><text:span text:style-name="Source_20_Text"><text:span text:style-name="T5"> of the parking lot. If the parking is full, the system should be able to show a </text:span></text:span><text:span text:style-name="Source_20_Text"><text:span text:style-name="T11">message</text:span></text:span><text:span text:style-name="Source_20_Text"><text:span text:style-name="T5"> at the entrance panel and on the parking display board on the ground floor.</text:span></text:span></text:p>
        </text:list-item>
        <text:list-item>
          <text:p text:style-name="P7"><text:span text:style-name="Source_20_Text"><text:span text:style-name="T5">Each parking floor will have many parking spots. The system should support </text:span></text:span><text:span text:style-name="Source_20_Text"><text:span text:style-name="T11">multiple types of parking spots</text:span></text:span><text:span text:style-name="Source_20_Text"><text:span text:style-name="T5"> such as Compact, Large, Handicapped, Motorcycle, etc.</text:span></text:span></text:p>
        </text:list-item>
        <text:list-item>
          <text:p text:style-name="P7"><text:span text:style-name="Source_20_Text"><text:span text:style-name="T5">The Parking lot should have some parking </text:span></text:span><text:span text:style-name="Source_20_Text"><text:span text:style-name="T11">spots specified for electric</text:span></text:span><text:span text:style-name="Source_20_Text"><text:span text:style-name="T5"> cars. These spots should have an </text:span></text:span><text:span text:style-name="Source_20_Text"><text:span text:style-name="T11">electric panel</text:span></text:span><text:span text:style-name="Source_20_Text"><text:span text:style-name="T5"> through which customers can </text:span></text:span><text:span text:style-name="Source_20_Text"><text:span text:style-name="T11">pay and charge</text:span></text:span><text:span text:style-name="Source_20_Text"><text:span text:style-name="T5"> their vehicles.</text:span></text:span></text:p>
        </text:list-item>
        <text:list-item>
          <text:p text:style-name="P7"><text:span text:style-name="Source_20_Text"><text:span text:style-name="T5">The system should support </text:span></text:span><text:span text:style-name="Source_20_Text"><text:span text:style-name="T11">parking for different types of vehicles</text:span></text:span><text:span text:style-name="Source_20_Text"><text:span text:style-name="T5"> like car, truck, van, motorcycle, etc.</text:span></text:span></text:p>
        </text:list-item>
        <text:list-item>
          <text:p text:style-name="P7"><text:span text:style-name="Source_20_Text"><text:span text:style-name="T5">Each parking floor should have a </text:span></text:span><text:span text:style-name="Source_20_Text"><text:span text:style-name="T11">display board</text:span></text:span><text:span text:style-name="Source_20_Text"><text:span text:style-name="T5"> showing any free parking spot for each spot type.</text:span></text:span></text:p>
        </text:list-item>
        <text:list-item>
          <text:p text:style-name="P7"><text:span text:style-name="Source_20_Text"><text:span text:style-name="T5">The system should support a </text:span></text:span><text:span text:style-name="Source_20_Text"><text:span text:style-name="T11">per-hour parking fee model.</text:span></text:span><text:span text:style-name="Source_20_Text"><text:span text:style-name="T5"> For example, customers have to pay $4 for the first hour, $3.5 for the second and third hours, and $2.5 for all the remaining hours.</text:span></text:span></text:p>
        </text:list-item>
      </text:list>
      <text:p text:style-name="P3"><text:span text:style-name="Source_20_Text"><text:span text:style-name="T4"/></text:span></text:p>
      <text:p text:style-name="P3"><text:span text:style-name="Source_20_Text"><text:span text:style-name="T4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, monospace"/>
    <style:font-face style:name="FreeSans1" svg:font-family="FreeSans" style:font-family-generic="swiss"/>
    <style:font-face style:name="Courier 10 Pitch" svg:font-family="'Courier 10 Pitch'" style:font-pitch="fixed"/>
    <style:font-face style:name="Liberation Mono1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ourier New1" svg:font-family="'Courier New'" style:font-family-generic="system" style:font-pitch="variable"/>
    <style:font-face style:name="DINMittelEFOP-Bold" svg:font-family="DINMittelEFOP-Bold" style:font-family-generic="system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2" svg:font-family="'Liberation Mono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/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n" fo:country="US" style:font-name-asian="DejaVu Sans1" style:font-family-asian="'DejaVu Sans'" style:font-family-generic-asian="system" style:font-pitch-asian="variable" style:font-size-asian="11pt" style:language-asian="en" style:country-asian="US" style:font-name-complex="DejaVu Sans1" style:font-family-complex="'DejaVu Sans'" style:font-family-generic-complex="system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Heading_20_3" style:display-name="Heading 3" style:family="paragraph" style:parent-style-name="Heading" style:class="text"/>
    <style:style style:name="Heading_20_4" style:display-name="Heading 4" style:family="paragraph" style:parent-style-name="Heading" style:class="text"/>
    <style:style style:name="Heading_20_1" style:display-name="Heading 1" style:family="paragraph" style:parent-style-name="Heading" style:class="text"/>
    <style:style style:name="Quotations" style:family="paragraph" style:parent-style-name="Standard" style:class="html"/>
    <style:style style:name="Heading_20_2" style:display-name="Heading 2" style:family="paragraph" style:parent-style-name="Heading" style:class="text"/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Liberation Mono2" style:font-family-asian="'Liberation Mono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ListLabel_20_62" style:display-name="ListLabel 62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ListLabel_20_63" style:display-name="ListLabel 63" style:family="text">
      <style:text-properties fo:font-size="12pt" fo:font-weight="bold" style:font-size-asian="12pt" style:font-weight-asian="bold" style:font-name-complex="DINMittelEFOP-Bold" style:font-family-complex="DINMittelEFOP-Bold" style:font-family-generic-complex="system" style:font-pitch-complex="variable"/>
    </style:style>
    <style:style style:name="_5f_tgc" style:display-name="_tgc" style:family="text" style:parent-style-name="Default_20_Paragraph_20_Font"/>
    <style:style style:name="cm-variable" style:family="text" style:parent-style-name="Default_20_Paragraph_20_Font"/>
    <style:style style:name="cm-operator" style:family="text" style:parent-style-name="Default_20_Paragraph_20_Font"/>
    <style:style style:name="cm-variable-3" style:family="text" style:parent-style-name="Default_20_Paragraph_20_Font"/>
    <style:style style:name="cm-number" style:family="text" style:parent-style-name="Default_20_Paragraph_20_Font"/>
    <style:style style:name="ListLabel_20_64" style:display-name="ListLabel 64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5" style:display-name="ListLabel 65" style:family="text">
      <style:text-properties fo:color="#ff0000" fo:font-size="10.5pt" style:font-name-asian="Times New Roman1" style:font-family-asian="'Times New Roman'" style:font-family-generic-asian="system" style:font-pitch-asian="variable" style:font-size-asian="10.5pt" style:font-name-complex="Arial" style:font-family-complex="Arial" style:font-family-generic-complex="system" style:font-pitch-complex="variable"/>
    </style:style>
    <style:style style:name="ListLabel_20_66" style:display-name="ListLabel 66" style:family="text">
      <style:text-properties style:font-name-complex="FreeSans" style:font-family-complex="FreeSans" style:font-family-generic-complex="system" style:font-pitch-complex="variabl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Teletype" style:family="text">
      <style:text-properties style:font-name="Liberation Mono1" fo:font-family="'Liberation Mono'" style:font-family-generic="modern" style:font-pitch="fixed" style:font-name-asian="Liberation Mono1" style:font-family-asian="'Liberation Mono'" style:font-family-generic-asian="modern" style:font-pitch-asian="fixed" style:font-name-complex="Liberation Mono1" style:font-family-complex="'Liberation Mono'" style:font-family-generic-complex="modern" style:font-pitch-complex="fixe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l-keyword" style:family="text" style:parent-style-name="Default_20_Paragraph_20_Font"/>
    <style:style style:name="hl-number" style:family="text" style:parent-style-name="Default_20_Paragraph_20_Font"/>
    <style:style style:name="ListLabel_20_315" style:display-name="ListLabel 315" style:family="text">
      <style:text-properties style:font-name="Times New Roman" fo:font-family="'Times New Roman'" style:font-family-generic="roman" style:font-pitch="variable" fo:font-size="13.5pt" fo:font-weight="bold" style:font-size-asian="10pt"/>
    </style:style>
    <style:style style:name="ListLabel_20_316" style:display-name="ListLabel 316" style:family="text">
      <style:text-properties fo:font-size="10pt" style:font-size-asian="10pt"/>
    </style:style>
    <style:style style:name="ListLabel_20_317" style:display-name="ListLabel 317" style:family="text">
      <style:text-properties fo:font-size="10pt" style:font-size-asian="10pt"/>
    </style:style>
    <style:style style:name="ListLabel_20_318" style:display-name="ListLabel 318" style:family="text">
      <style:text-properties fo:font-size="10pt" style:font-size-asian="10pt"/>
    </style:style>
    <style:style style:name="ListLabel_20_319" style:display-name="ListLabel 319" style:family="text">
      <style:text-properties fo:font-size="10pt" style:font-size-asian="10pt"/>
    </style:style>
    <style:style style:name="ListLabel_20_320" style:display-name="ListLabel 320" style:family="text">
      <style:text-properties fo:font-size="10pt" style:font-size-asian="10pt"/>
    </style:style>
    <style:style style:name="ListLabel_20_321" style:display-name="ListLabel 321" style:family="text">
      <style:text-properties fo:font-size="10pt" style:font-size-asian="10pt"/>
    </style:style>
    <style:style style:name="ListLabel_20_322" style:display-name="ListLabel 322" style:family="text">
      <style:text-properties fo:font-size="10pt" style:font-size-asian="10pt"/>
    </style:style>
    <style:style style:name="ListLabel_20_323" style:display-name="ListLabel 323" style:family="text">
      <style:text-properties fo:font-size="10pt" style:font-size-asian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62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3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4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65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6" style:num-prefix="(" style:num-suffix=")" style:num-format="i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bullet text:level="1" text:style-name="ListLabel_20_31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316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ListLabel_20_317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8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5" text:style-name="ListLabel_20_319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charset="x-symbol"/>
      </text:list-level-style-bullet>
      <text:list-level-style-bullet text:level="6" text:style-name="ListLabel_20_320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2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8" text:style-name="ListLabel_20_322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charset="x-symbol"/>
      </text:list-level-style-bullet>
      <text:list-level-style-bullet text:level="9" text:style-name="ListLabel_20_323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2:04:54.840775434</meta:creation-date>
    <meta:generator>LibreOffice/5.1.6.2$Linux_X86_64 LibreOffice_project/10m0$Build-2</meta:generator>
    <dc:date>2020-09-13T21:25:23.715206049</dc:date>
    <meta:editing-duration>P25DT1H15M35S</meta:editing-duration>
    <meta:editing-cycles>1740</meta:editing-cycles>
    <meta:document-statistic meta:table-count="0" meta:image-count="0" meta:object-count="0" meta:page-count="1" meta:paragraph-count="15" meta:word-count="340" meta:character-count="1922" meta:non-whitespace-character-count="1610"/>
  </office:meta>
</office:document-meta>
</file>